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office:value-type="float" office:value="2">
            <text:p>2</text:p>
          </table:table-cell>
          <table:table-cell office:value-type="string">
            <text:p>Date révision :</text:p>
          </table:table-cell>
          <table:table-cell office:value-type="string">
            <text:p>27 sept. 201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Test Phase I partie 1</text:p>
          </table:table-cell>
          <table:table-cell table:number-columns-repeated="2"/>
        </table:table-row>
        <table:table-row table:style-name="ro1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4">
          <table:table-cell table:style-name="ce2" office:value-type="string">
            <text:p>Préparation du jeu</text:p>
          </table:table-cell>
          <table:table-cell table:style-name="ce6" office:value-type="string">
            <text:p>ajouter : </text:p>
            <text:p>ouvrir une console</text:p>
            <text:p>taper «cd <text:a xlink:href="../../../../../../../../../../../c:/temp" xlink:type="simple">c:\temp</text:a>»</text:p>
          </table:table-cell>
          <table:table-cell table:style-name="ce6"/>
          <table:table-cell table:style-name="ce10"/>
        </table:table-row>
        <table:table-row table:style-name="ro4">
          <table:table-cell table:style-name="ce3" office:value-type="string">
            <text:p>Test 1</text:p>
          </table:table-cell>
          <table:table-cell table:style-name="ce7" office:value-type="string">
            <text:p>Changer le message pour «[2013/09/27 08:45] Le serveur est démarré sur le port 80»</text:p>
            <text:p>Noter que la date variera.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Test 2</text:p>
          </table:table-cell>
          <table:table-cell table:style-name="ce7" office:value-type="string">
            <text:p>Mettre le message selon l'analyse (numéro de port invalide)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Test 3</text:p>
          </table:table-cell>
          <table:table-cell table:style-name="ce7" office:value-type="string">
            <text:p>Idem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Test 4</text:p>
          </table:table-cell>
          <table:table-cell table:style-name="ce7" office:value-type="string">
            <text:p>Ici, le serveur ne saura même pas qu'il s'agit d'un numéro de port. Qu'est-ce que l'analyse prévoit si on a un paramètre inconnu?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Test 5</text:p>
          </table:table-cell>
          <table:table-cell table:style-name="ce7" office:value-type="string">
            <text:p>Comment va-t-on savoir que le serveur a démarré sur le port défaut? Qui est lequel?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Test 6</text:p>
          </table:table-cell>
          <table:table-cell table:style-name="ce7" office:value-type="string">
            <text:p>Duplicat du test 4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Test 7 à 12</text:p>
          </table:table-cell>
          <table:table-cell table:style-name="ce7" office:value-type="string">
            <text:p>Sans le nom de serveur, c'est Windows qui ne comprendra pas la commande. On ne teste pas les fonctionnalités de Windows.</text:p>
          </table:table-cell>
          <table:table-cell table:style-name="ce7"/>
          <table:table-cell table:style-name="ce11"/>
        </table:table-row>
        <table:table-row table:style-name="ro5">
          <table:table-cell table:style-name="ce4" office:value-type="string">
            <text:p>Test 13</text:p>
          </table:table-cell>
          <table:table-cell table:style-name="ce8" office:value-type="string">
            <text:p>«Lancé». Sur quel port? Comment on demande une page? laquelle exactement? Donner le message exact qu'on doit recevoir, selon l'analyse.</text:p>
          </table:table-cell>
          <table:table-cell table:style-name="ce8"/>
          <table:table-cell table:style-name="ce12"/>
        </table:table-row>
        <table:table-row table:style-name="ro5">
          <table:table-cell office:value-type="string">
            <text:p>Test 14</text:p>
          </table:table-cell>
          <table:table-cell office:value-type="string">
            <text:p>Comment faire ça? Quel format exactement? Donner le message exact.</text:p>
          </table:table-cell>
          <table:table-cell table:number-columns-repeated="2"/>
        </table:table-row>
        <table:table-row table:style-name="ro5">
          <table:table-cell office:value-type="string">
            <text:p>Test 15</text:p>
          </table:table-cell>
          <table:table-cell office:value-type="string">
            <text:p>Pour l'instant le serveur ne peut pas retourner de page.</text:p>
          </table:table-cell>
          <table:table-cell table:number-columns-repeated="2"/>
        </table:table-row>
        <table:table-row table:style-name="ro5">
          <table:table-cell office:value-type="string">
            <text:p>Test 16</text:p>
          </table:table-cell>
          <table:table-cell office:value-type="string">
            <text:p>Quel format HTML corret? Quelle réponse? Duplicat de 13?</text:p>
          </table:table-cell>
          <table:table-cell table:number-columns-repeated="2"/>
        </table:table-row>
        <table:table-row table:style-name="ro5">
          <table:table-cell office:value-type="string">
            <text:p>Tests 13 à 16</text:p>
          </table:table-cell>
          <table:table-cell office:value-type="string">
            <text:p>Si on n'arrête pas le serveur à la fin du test 13, le test 14 ne fonctionnera pas parce que le port est déjà utilisé.</text:p>
          </table:table-cell>
          <table:table-cell table:number-columns-repeated="2"/>
        </table:table-row>
        <table:table-row table:style-name="ro5">
          <table:table-cell office:value-type="string">
            <text:p>Finalisation du jeu</text:p>
          </table:table-cell>
          <table:table-cell office:value-type="string">
            <text:p>Si on a placé un fichier dans <text:a xlink:href="../../../../../../../../../../../c:/temp" xlink:type="simple">c:\temp</text:a>, on devrait faire le ménage.</text:p>
          </table:table-cell>
          <table:table-cell table:number-columns-repeated="2"/>
        </table:table-row>
        <table:table-row table:style-name="ro5" table:number-rows-repeated="14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 style:data-style-name="N2" text:time-value="0000-00-00T12:39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09-26T12:39:43</dc:date>
    <meta:editing-duration>P0D</meta:editing-duration>
    <meta:editing-cycles>3</meta:editing-cycles>
    <meta:generator>LibreOffice/4.0.4.2$Linux_X86_64 LibreOffice_project/400m0$Build-2</meta:generator>
    <meta:document-statistic meta:table-count="3" meta:cell-count="40" meta:object-count="0"/>
  </office:meta>
</office:document-meta>
</file>